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-color="#808080" draw:textarea-horizontal-align="justify" draw:textarea-vertical-align="middle" draw:auto-grow-height="false" fo:min-height="0.839cm" fo:min-width="0.589cm"/>
    </style:style>
    <style:style style:name="gr2" style:family="graphic" style:parent-style-name="standard">
      <style:graphic-properties draw:stroke="none" svg:stroke-width="0cm" svg:stroke-color="#000000" draw:fill-color="#808080" draw:auto-grow-height="false" fo:min-height="0.663cm" fo:min-width="0.939cm" fo:wrap-option="wrap"/>
    </style:style>
    <style:style style:name="gr3" style:family="graphic" style:parent-style-name="standard">
      <style:graphic-properties draw:stroke="none" svg:stroke-width="0cm" svg:stroke-color="#000000" draw:fill-color="#808080" draw:textarea-horizontal-align="justify" draw:textarea-vertical-align="middle" draw:auto-grow-height="false" fo:min-height="0.811cm" fo:min-width="0.104cm"/>
    </style:style>
    <style:style style:name="gr4" style:family="graphic" style:parent-style-name="standard">
      <style:graphic-properties draw:stroke="none" svg:stroke-width="0cm" svg:stroke-color="#000000" draw:fill-color="#808080" draw:textarea-horizontal-align="justify" draw:textarea-vertical-align="middle" draw:auto-grow-height="false" fo:min-height="0.534cm" fo:min-width="0.828cm"/>
    </style:style>
    <style:style style:name="gr5" style:family="graphic" style:parent-style-name="standard">
      <style:graphic-properties draw:stroke="none" svg:stroke-width="0cm" svg:stroke-color="#000000" draw:fill-color="#ffffff" draw:textarea-horizontal-align="justify" draw:textarea-vertical-align="middle" draw:auto-grow-height="false" fo:min-height="0.356cm" fo:min-width="0.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80808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8" style:family="graphic" style:parent-style-name="standard">
      <style:graphic-properties draw:stroke="none" draw:fill-color="#808080" draw:textarea-horizontal-align="center" draw:textarea-vertical-align="middle" draw:auto-grow-height="false" fo:min-height="0.987cm" fo:min-width="0.413cm" fo:wrap-option="wrap" draw:shadow="hidden"/>
    </style:style>
    <style:style style:name="gr9" style:family="graphic" style:parent-style-name="standard">
      <style:graphic-properties draw:stroke="none" draw:fill-color="#ffffff" draw:textarea-horizontal-align="center" draw:textarea-vertical-align="middle" draw:auto-grow-height="false" fo:min-height="0.987cm" fo:min-width="0.413cm" fo:wrap-option="wrap" draw:shadow="hidden"/>
    </style:style>
    <style:style style:name="gr10" style:family="graphic" style:parent-style-name="standard">
      <style:graphic-properties svg:stroke-color="#666666" draw:fill="none" draw:textarea-vertical-align="middle" draw:auto-grow-height="false" fo:min-height="1.989cm" fo:min-width="0cm" fo:wrap-option="wrap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808080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39cm" svg:height="1.539cm" svg:x="2.171cm" svg:y="2.0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799.55307262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1.811cm" svg:height="1.285cm" svg:x="4.249cm" svg:y="2.2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129.874776386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0.852cm" svg:height="1.499cm" svg:x="5.936cm" svg:y="4.4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3545.134818288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4" draw:text-style-name="P1" draw:layer="layout" svg:width="1.55cm" svg:height="1.098cm" draw:transform="rotate (-1.5707963267949) translate (3.514cm 4.435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custom-shape draw:style-name="gr5" draw:text-style-name="P3" draw:layer="layout" svg:width="1.167cm" svg:height="0.85cm" draw:transform="rotate (-1.5707963267949) translate (3.39cm 4.626cm)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</draw:g>
        <draw:g>
          <draw:custom-shape draw:style-name="gr4" draw:text-style-name="P1" draw:layer="layout" svg:width="1.55cm" svg:height="1.098cm" draw:transform="rotate (-1.5707963267949) translate (5.201cm 4.448cm)">
            <text:p/>
            <draw:enhanced-geometry svg:viewBox="0 0 21600 21600" draw:glue-points="10800 0 0 10800 10800 21600 21600 10800" draw:text-areas="0 3100 18500 18500" draw:mirror-vertical="true" draw:mirror-horizontal="false" draw:type="flowchart-delay" draw:enhanced-path="M 10800 0 X 21600 10800 10800 21600 L 0 21600 0 0 Z N"/>
          </draw:custom-shape>
          <draw:custom-shape draw:style-name="gr5" draw:text-style-name="P3" draw:layer="layout" svg:width="1.167cm" svg:height="0.85cm" draw:transform="rotate (-1.5707963267949) translate (5.077cm 4.639cm)">
            <text:p/>
            <draw:enhanced-geometry svg:viewBox="0 0 21600 21600" draw:glue-points="10800 0 0 10800 10800 21600 21600 10800" draw:text-areas="0 3100 18500 18500" draw:mirror-vertical="true" draw:mirror-horizontal="false" draw:type="flowchart-delay" draw:enhanced-path="M 10800 0 X 21600 10800 10800 21600 L 0 21600 0 0 Z N"/>
          </draw:custom-shape>
        </draw:g>
        <draw:g>
          <draw:path draw:style-name="gr6" draw:text-style-name="P4" draw:layer="layout" svg:width="1.047cm" svg:height="1.513cm" svg:x="6.661cm" svg:y="2.081cm" svg:viewBox="0 0 1048 1514" svg:d="M525 1514c313 0 523-227 523-564 0-104-52-334-138-541-78-187-209-409-385-409-317 0-525 675-525 950 0 337 211 564 525 564zM284 437c90-204 149-256 243-256 89 0 143 54 233 269 81 192 115 384 115 476 0 280-100 429-353 429-254 0-352-149-352-429 0-114 29-293 114-489z">
            <text:p/>
          </draw:path>
        </draw:g>
        <draw:frame draw:style-name="gr7" draw:text-style-name="P6" draw:layer="layout" svg:width="1.577cm" svg:height="0.6cm" svg:x="2.152cm" svg:y="3.643cm">
          <draw:text-box>
            <text:p text:style-name="P5"><text:span text:style-name="T1">Circulaire</text:span></text:p>
          </draw:text-box>
        </draw:frame>
        <draw:frame draw:style-name="gr7" draw:text-style-name="P6" draw:layer="layout" svg:width="2.028cm" svg:height="0.6cm" svg:x="4.162cm" svg:y="3.643cm">
          <draw:text-box>
            <text:p text:style-name="P5"><text:span text:style-name="T1">Rectangulaire</text:span></text:p>
          </draw:text-box>
        </draw:frame>
        <draw:g>
          <draw:path draw:style-name="gr6" draw:text-style-name="P4" draw:layer="layout" svg:width="1.047cm" svg:height="1.513cm" draw:transform="rotate (-3.14159265358979) translate (9.025cm 3.599cm)" svg:viewBox="0 0 1048 1514" svg:d="M523 1514c-313 0-523-227-523-564 0-104 52-334 138-541 78-187 209-409 385-409 317 0 525 675 525 950 0 337-211 564-525 564zM764 437c-90-204-149-256-243-256-89 0-143 54-233 269-81 192-115 384-115 476 0 280 100 429 353 429 254 0 352-149 352-429 0-114-29-293-114-489z">
            <text:p/>
          </draw:path>
        </draw:g>
        <draw:frame draw:style-name="gr7" draw:text-style-name="P6" draw:layer="layout" svg:width="1.577cm" svg:height="0.6cm" svg:x="7.18cm" svg:y="3.736cm">
          <draw:text-box>
            <text:p text:style-name="P5"><text:span text:style-name="T1">Ovoïde</text:span></text:p>
          </draw:text-box>
        </draw:frame>
        <draw:frame draw:style-name="gr7" draw:text-style-name="P6" draw:layer="layout" svg:width="1.577cm" svg:height="0.6cm" svg:x="2.431cm" svg:y="5.945cm">
          <draw:text-box>
            <text:p text:style-name="P5"><text:span text:style-name="T1">En U</text:span></text:p>
          </draw:text-box>
        </draw:frame>
        <draw:frame draw:style-name="gr7" draw:text-style-name="P6" draw:layer="layout" svg:width="1.577cm" svg:height="0.6cm" svg:x="3.986cm" svg:y="5.945cm">
          <draw:text-box>
            <text:p text:style-name="P5"><text:span text:style-name="T1">En Arc</text:span></text:p>
          </draw:text-box>
        </draw:frame>
        <draw:frame draw:style-name="gr7" draw:text-style-name="P6" draw:layer="layout" svg:width="1.577cm" svg:height="0.6cm" svg:x="5.752cm" svg:y="5.945cm">
          <draw:text-box>
            <text:p text:style-name="P5"><text:span text:style-name="T1">Ovale</text:span></text:p>
          </draw:text-box>
        </draw:frame>
        <draw:g>
          <draw:path draw:style-name="gr8" draw:text-style-name="P1" draw:layer="layout" svg:width="1.491cm" svg:height="1.075cm" draw:transform="skewX (-0.00942477796076938) rotate (1.57550871577528) translate (7.51226692471555cm 5.94423215500723cm)" svg:viewBox="0 0 1492 1076" svg:d="M435 1c0 43-358 245-434 245-1 195-1 389-1 584 76 0 242-1 386 0 72 1 47 203 46 246 209 0 416 0 625 0 111-9 198 1 303-60s133-106 132-185c0-195 0-389 0-584 8-272-412-247-432-246-209 0-416 0-625 0z">
            <text:p/>
          </draw:path>
          <draw:path draw:style-name="gr9" draw:text-style-name="P3" draw:layer="layout" svg:width="1.133cm" svg:height="0.877cm" draw:transform="skewX (-0.00715584993317675) rotate (1.57568324870048) translate (7.60248229703714cm 5.73135068893339cm)" svg:viewBox="0 0 1134 878" svg:d="M330 1c0 35-272 200-330 200 0 159 0 317 0 476 58 1 184-1 293 1 55 0 36 165 36 200 158 0 316 0 475 0 84-7 150 1 230-49 80-49 101-86 100-151 0-159 0-317 0-476 5-223-314-202-329-201-159 0-316 0-475 0z">
            <text:p/>
          </draw:path>
        </draw:g>
        <draw:frame draw:style-name="gr7" draw:text-style-name="P6" draw:layer="layout" svg:width="2.071cm" svg:height="0.6cm" svg:x="7.232cm" svg:y="5.945cm">
          <draw:text-box>
            <text:p text:style-name="P5"><text:span text:style-name="T1">Complexe</text:span></text:p>
          </draw:text-box>
        </draw:frame>
        <draw:custom-shape draw:style-name="gr10" draw:text-style-name="P7" draw:layer="layout" svg:width="0.145cm" svg:height="2.361cm" draw:transform="rotate (1.5707963267949) translate (6.656cm 3.8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6T12:10:59.157000000</meta:creation-date>
    <dc:date>2024-05-16T12:54:24.828000000</dc:date>
    <meta:editing-duration>PT12M51S</meta:editing-duration>
    <meta:editing-cycles>3</meta:editing-cycles>
    <meta:generator>LibreOffice/7.2.2.2$Windows_X86_64 LibreOffice_project/02b2acce88a210515b4a5bb2e46cbfb63fe97d56</meta:generator>
    <meta:document-statistic meta:object-count="24"/>
  </office:meta>
</office:document-meta>
</file>